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style:tab-stops>
          <style:tab-stop style:position="6.509cm"/>
        </style:tab-stops>
      </style:paragraph-properties>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color="#008000" officeooo:rsid="0023c01c" officeooo:paragraph-rsid="0023c01c"/>
    </style:style>
    <style:style style:name="P4" style:family="paragraph" style:parent-style-name="Standard">
      <style:paragraph-properties fo:margin-left="0.635cm" fo:margin-right="0cm" fo:text-indent="0cm" style:auto-text-indent="false" fo:break-before="page"/>
    </style:style>
    <style:style style:name="P5" style:family="paragraph" style:parent-style-name="Heading_20_1">
      <style:paragraph-properties fo:margin-left="0.635cm" fo:margin-right="0cm" fo:text-indent="0cm" style:auto-text-indent="false"/>
    </style:style>
    <style:style style:name="P6" style:family="paragraph" style:parent-style-name="Standard">
      <style:paragraph-properties fo:margin-left="0cm" fo:margin-right="0cm" fo:text-indent="1.249cm" style:auto-text-indent="false"/>
    </style:style>
    <style:style style:name="P7" style:family="paragraph" style:parent-style-name="List_20_Paragraph">
      <style:text-properties officeooo:paragraph-rsid="001c1b73"/>
    </style:style>
    <style:style style:name="P8" style:family="paragraph" style:parent-style-name="List_20_Paragraph">
      <style:text-properties officeooo:rsid="001e18a5" officeooo:paragraph-rsid="001e18a5"/>
    </style:style>
    <style:style style:name="P9" style:family="paragraph" style:parent-style-name="List_20_Paragraph">
      <style:text-properties fo:color="#008000"/>
    </style:style>
    <style:style style:name="P10" style:family="paragraph" style:parent-style-name="List_20_Paragraph">
      <style:text-properties fo:color="#008000" officeooo:rsid="001e18a5" officeooo:paragraph-rsid="001e18a5"/>
    </style:style>
    <style:style style:name="P11" style:family="paragraph" style:parent-style-name="List_20_Paragraph">
      <style:text-properties fo:color="#008000" officeooo:rsid="0020a244" officeooo:paragraph-rsid="0020a244"/>
    </style:style>
    <style:style style:name="P12" style:family="paragraph" style:parent-style-name="Standard">
      <style:paragraph-properties fo:margin-left="0.635cm" fo:margin-right="0cm" fo:text-indent="0.614cm" style:auto-text-indent="false"/>
      <style:text-properties style:text-underline-style="solid" style:text-underline-width="auto" style:text-underline-color="font-color"/>
    </style:style>
    <style:style style:name="P13" style:family="paragraph" style:parent-style-name="List_20_Paragraph" style:list-style-name="WWNum5"/>
    <style:style style:name="P14" style:family="paragraph" style:parent-style-name="List_20_Paragraph" style:list-style-name="WWNum5">
      <style:text-properties officeooo:paragraph-rsid="001c1b73"/>
    </style:style>
    <style:style style:name="P15" style:family="paragraph" style:parent-style-name="List_20_Paragraph" style:list-style-name="WWNum6"/>
    <style:style style:name="P16" style:family="paragraph" style:parent-style-name="List_20_Paragraph" style:list-style-name="WWNum8"/>
    <style:style style:name="P17" style:family="paragraph" style:parent-style-name="List_20_Paragraph" style:list-style-name="WWNum9"/>
    <style:style style:name="P18" style:family="paragraph" style:parent-style-name="List_20_Paragraph" style:list-style-name="WWNum9">
      <style:text-properties fo:color="#008000" officeooo:rsid="001ee15d" officeooo:paragraph-rsid="001ee15d"/>
    </style:style>
    <style:style style:name="P19" style:family="paragraph" style:parent-style-name="List_20_Paragraph" style:list-style-name="WWNum12">
      <style:text-properties fo:color="#008000" officeooo:rsid="0020a244" officeooo:paragraph-rsid="0020a244"/>
    </style:style>
    <style:style style:name="P20" style:family="paragraph" style:parent-style-name="List_20_Paragraph" style:list-style-name="WWNum14">
      <style:text-properties fo:color="#008000" officeooo:rsid="00224f1b" officeooo:paragraph-rsid="00224f1b"/>
    </style:style>
    <style:style style:name="P21" style:family="paragraph" style:parent-style-name="List_20_Paragraph" style:list-style-name="WWNum12"/>
    <style:style style:name="P22" style:family="paragraph" style:parent-style-name="List_20_Paragraph" style:list-style-name="WWNum14"/>
    <style:style style:name="P23" style:family="paragraph" style:parent-style-name="List_20_Paragraph" style:list-style-name="WWNum14">
      <style:text-properties officeooo:paragraph-rsid="00224f1b"/>
    </style:style>
    <style:style style:name="P24" style:family="paragraph" style:parent-style-name="List_20_Paragraph" style:list-style-name="WWNum14">
      <style:text-properties officeooo:rsid="00224f1b" officeooo:paragraph-rsid="00224f1b"/>
    </style:style>
    <style:style style:name="P25" style:family="paragraph" style:parent-style-name="Heading_20_2"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officeooo:rsid="001c1b73"/>
    </style:style>
    <style:style style:name="T4" style:family="text">
      <style:text-properties officeooo:rsid="00249571"/>
    </style:style>
    <style:style style:name="T5" style:family="text">
      <style:text-properties fo:color="#944794"/>
    </style:style>
    <style:style style:name="T6" style:family="text">
      <style:text-properties fo:color="#944794" fo:background-color="transparent" loext:char-shading-value="0"/>
    </style:style>
    <style:style style:name="T7" style:family="text">
      <style:text-properties fo:color="#008000"/>
    </style:style>
    <style:style style:name="T8" style:family="text">
      <style:text-properties fo:color="#008000" officeooo:rsid="001e18a5"/>
    </style:style>
    <style:style style:name="T9" style:family="text">
      <style:text-properties fo:color="#008000" officeooo:rsid="001ee15d"/>
    </style:style>
    <style:style style:name="T10" style:family="text">
      <style:text-properties fo:color="#008000" officeooo:rsid="00224f1b"/>
    </style:style>
    <style:style style:name="T11" style:family="text">
      <style:text-properties fo:color="#008000" officeooo:rsid="001c1b73"/>
    </style:style>
    <style:style style:name="T12" style:family="text">
      <style:text-properties fo:color="#008000" officeooo:rsid="0023c01c"/>
    </style:style>
    <style:style style:name="T13" style:family="text">
      <style:text-properties fo:color="#000080"/>
    </style:style>
    <style:style style:name="T14" style:family="text">
      <style:text-properties officeooo:rsid="00287a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2">X7II050 – User Interface And Design</text:h>
      <text:p text:style-name="Standard"/>
      <text:h text:style-name="P5" text:outline-level="1">Part 1: Design Flaws &amp; Broken Interfaces…And The Ones That Work</text:h>
      <text:p text:style-name="Standard"/>
      <text:p text:style-name="List_20_Paragraph"><text:span text:style-name="T1">5 Design Flaws That Ruined Otherwise Smart Gadgets</text:span>: (Available on Madoc)</text:p>
      <text:p text:style-name="List_20_Paragraph"/>
      <text:p text:style-name="List_20_Paragraph">For each of the five examples, sum up/rephrase the problem in one sentence, and say which design rule has been broken.</text:p>
      <text:p text:style-name="List_20_Paragraph"/>
      <text:list xml:id="list7256819040301500217" text:style-name="WWNum5">
        <text:list-item>
          <text:p text:style-name="P13"><text:span text:style-name="T6">Problem:</text:span><text:span text:style-name="T5"> </text:span><text:span text:style-name="T11">The edge is too sharp, it fells like a blade is going through your wrist.</text:span><text:span text:style-name="T7">…………………………………………………</text:span></text:p>
        </text:list-item>
      </text:list>
      <text:p text:style-name="P7"><text:span text:style-name="T5">Broken rule:</text:span> <text:span text:style-name="T7">No product shall </text:span><text:span text:style-name="T11">forget about the user experience of main feature which is typing.</text:span></text:p>
      <text:list xml:id="list162422989020237" text:continue-numbering="true" text:style-name="WWNum5">
        <text:list-item>
          <text:p text:style-name="P14"><text:span text:style-name="T5">Problem: </text:span><text:span text:style-name="T11">the turning page button is too sensitive</text:span></text:p>
        </text:list-item>
      </text:list>
      <text:p text:style-name="List_20_Paragraph"><text:span text:style-name="T13">Broken rule:</text:span> <text:span text:style-name="T7">Products shall not </text:span><text:span text:style-name="T11">be so sensitive that user has to focus on a button instead of enjoying the main purpose.</text:span></text:p>
      <text:list xml:id="list162423115215687" text:continue-numbering="true" text:style-name="WWNum5">
        <text:list-item>
          <text:p text:style-name="P13"><text:span text:style-name="T5">Problem:</text:span> <text:span text:style-name="T11">the user has to make a choice between watching TV or receiving class/texts</text:span></text:p>
        </text:list-item>
      </text:list>
      <text:p text:style-name="List_20_Paragraph"><text:span text:style-name="T5">Broken rule:</text:span> <text:span text:style-name="T11">a mobile phone must be able to receive texts and class anytime</text:span></text:p>
      <text:list xml:id="list162423858571055" text:continue-numbering="true" text:style-name="WWNum5">
        <text:list-item>
          <text:p text:style-name="P13"><text:span text:style-name="T5">Problem:</text:span> <text:span text:style-name="T11">the wiimote is too slippery, not efficient with the way it must be used </text:span></text:p>
        </text:list-item>
      </text:list>
      <text:p text:style-name="List_20_Paragraph"><text:span text:style-name="T5">Broken rule</text:span>: <text:span text:style-name="T11">the company forgot about the safety part of the device</text:span></text:p>
      <text:list xml:id="list162423680106710" text:continue-numbering="true" text:style-name="WWNum5">
        <text:list-item>
          <text:p text:style-name="P13"><text:span text:style-name="T5">Problem:</text:span> <text:span text:style-name="T11">the screen in unresponsive</text:span></text:p>
        </text:list-item>
      </text:list>
      <text:p text:style-name="List_20_Paragraph"><text:span text:style-name="T5">Broken rule:</text:span> <text:span text:style-name="T11">Forgot about the user experience</text:span></text:p>
      <text:p text:style-name="Standard"><text:tab/></text:p>
      <text:p text:style-name="Standard"><text:tab/><text:span text:style-name="T1">Speaking - Your Own Examples:</text:span></text:p>
      <text:list xml:id="list56152651070541413" text:style-name="WWNum6">
        <text:list-item>
          <text:p text:style-name="P15">You’ve just seen broken rules, but a “broken” interface is something different. In that case, “broken” (slang) means <text:span text:style-name="T8">naze, nul, raté</text:span></text:p>
        </text:list-item>
        <text:list-item>
          <text:p text:style-name="P15">Give a personal example of the most annoying design flaw or infuriatingly broken user interface you have ever come across. Prepare a short (1-2 min max) oral explanation to the class.</text:p>
        </text:list-item>
      </text:list>
      <text:p text:style-name="P10">The university's website has a poor interface. You need to log on to access your information and then if you want to check your emails you need to log on again. Same for madoc and well every feature of the website. </text:p>
      <text:p text:style-name="List_20_Paragraph"/>
      <text:p text:style-name="List_20_Paragraph"/>
      <text:list xml:id="list162422245678020" text:continue-numbering="true" text:style-name="WWNum6">
        <text:list-item>
          <text:p text:style-name="P15">Take a vote: which of the students’ examples was indeed the worst design flaw ever? (You may debate)</text:p>
        </text:list-item>
      </text:list>
      <text:p text:style-name="List_20_Paragraph"/>
      <text:p text:style-name="P12">Speaking – Your Favorite Existing Design Idea</text:p>
      <text:list xml:id="list4546275523112655295" text:style-name="WWNum8">
        <text:list-item>
          <text:p text:style-name="P16">Prepare a short oral presentation to the class about your favorite smart design idea from an existing product. Insist on why you think this feature is a welcome innovation and makes life easier.</text:p>
        </text:list-item>
      </text:list>
      <text:p text:style-name="P9"><text:soft-page-break/></text:p>
      <text:p text:style-name="P10">I bought a back pack last year, the design was so good i've been able to travel with so much stuff without even noticing. <text:line-break/>Why was it nice, because the overall weight was well balanced, it was also really small and secured.</text:p>
      <text:p text:style-name="P10"/>
      <text:p text:style-name="P8"/>
      <text:list xml:id="list162422646838004" text:continue-numbering="true" text:style-name="WWNum8">
        <text:list-item>
          <text:p text:style-name="P16">Take a vote: which of the student’s examples is the smartest idea? (You may debate)</text:p>
        </text:list-item>
      </text:list>
      <text:p text:style-name="Standard"/>
      <text:p text:style-name="P4"/>
      <text:h text:style-name="P5" text:outline-level="1">Part 2: Tech Design Past, Present And Future</text:h>
      <text:p text:style-name="Standard"/>
      <text:p text:style-name="Standard"><text:tab/><text:span text:style-name="T1">A Visual History of The Mobile Phone:</text:span></text:p>
      <text:p text:style-name="P1">Now take a look at <text:a xlink:type="simple" xlink:href="http://www.businessinsider.com/complete-visual-history-of-cell-phones-2011-5?op=1" text:style-name="Internet_20_link" text:visited-style-name="Visited_20_Internet_20_Link">the 70 year history of cell phones</text:a>…(Also available on Madoc)</text:p>
      <text:p text:style-name="Standard"/>
      <text:list xml:id="list6378422606425121074" text:style-name="WWNum9">
        <text:list-item>
          <text:p text:style-name="P17">Who developed the first mobile or portable phones? <text:span text:style-name="T8">Produced by the US</text:span><text:span text:style-name="T7">……………………………</text:span></text:p>
        </text:list-item>
        <text:list-item>
          <text:p text:style-name="P17">Who were the first civilian users of portable phones? <text:span text:style-name="T9">The first civilian using mobile phone were utilities, truck fleet operators and reporters.</text:span>…………………………………………………………………</text:p>
        </text:list-item>
        <text:list-item>
          <text:p text:style-name="P17">Give three problems that prevented such phones from becoming popular before the mid 80’s:</text:p>
          <text:list>
            <text:list-item>
              <text:p text:style-name="P18">The price</text:p>
            </text:list-item>
            <text:list-item>
              <text:p text:style-name="P18">The range</text:p>
            </text:list-item>
            <text:list-item>
              <text:p text:style-name="P18">The weight</text:p>
            </text:list-item>
          </text:list>
        </text:list-item>
        <text:list-item>
          <text:p text:style-name="P17">What features were included in early “smartphones” besides phone?</text:p>
          <text:list>
            <text:list-item>
              <text:p text:style-name="P18">Pager, fax machine, calendar, address book, clock, calculator</text:p>
            </text:list-item>
            <text:list-item>
              <text:p text:style-name="P17"><text:span text:style-name="T9">Notepad, email, games and a touchscreen.</text:span>………………………………………………</text:p>
            </text:list-item>
            <text:list-item>
              <text:p text:style-name="P17">………………………………………………</text:p>
            </text:list-item>
          </text:list>
        </text:list-item>
        <text:list-item>
          <text:p text:style-name="P17">Why did iOS and Android <text:span text:style-name="T4">smart phones</text:span> become more popular than PDA-phones, although most of the features were not new? <text:span text:style-name="T9">The responsive touchscreen and the overall user interface were the bests on the market.</text:span>……………………………………………………………………………………………………………………………………………………………………………………</text:p>
        </text:list-item>
        <text:list-item>
          <text:p text:style-name="P17">In the history of mobile phones, what do you think are the three most important breakthroughs in terms of…</text:p>
          <text:list>
            <text:list-item>
              <text:p text:style-name="P17">…features:</text:p>
              <text:list>
                <text:list-item>
                  <text:p text:style-name="P18">Calling on <text:span text:style-name="T4">international</text:span></text:p>
                </text:list-item>
                <text:list-item>
                  <text:p text:style-name="P18">Acceding internet</text:p>
                </text:list-item>
                <text:list-item>
                  <text:p text:style-name="P17"><text:span text:style-name="T9">The camera</text:span>………………………………………………</text:p>
                </text:list-item>
              </text:list>
            </text:list-item>
            <text:list-item>
              <text:p text:style-name="P17">…design:</text:p>
              <text:list>
                <text:list-item>
                  <text:p text:style-name="P18">the weight</text:p>
                </text:list-item>
                <text:list-item>
                  <text:p text:style-name="P18">the size</text:p>
                </text:list-item>
                <text:list-item>
                  <text:p text:style-name="P18">the touchscreen</text:p>
                </text:list-item>
              </text:list>
            </text:list-item>
          </text:list>
        </text:list-item>
      </text:list>
      <text:p text:style-name="P2"/>
      <text:p text:style-name="P2">Breakthroughs and Innovations:</text:p>
      <text:p text:style-name="Standard"><text:tab/>Watch the <text:a xlink:type="simple" xlink:href="http://www.youtube.com/watch?v=oDAw7vW7H0c" text:style-name="Internet_20_link" text:visited-style-name="Visited_20_Internet_20_Link">Phonebloks Video</text:a>. (Also available on Madoc)</text:p>
      <text:list xml:id="list2980568008131709487" text:style-name="WWNum12">
        <text:list-item>
          <text:p text:style-name="P21">What are the technical difficulties associated with such a project?</text:p>
        </text:list-item>
      </text:list>
      <text:p text:style-name="P11">Leaders on the market don<text:span text:style-name="T4">'</text:span>t want this project to succeed, at the moment it s just a prototype. </text:p>
      <text:list xml:id="list162423474107266" text:continue-numbering="true" text:style-name="WWNum12">
        <text:list-item>
          <text:p text:style-name="P21"><text:soft-page-break/>What would it take to make it feasible?</text:p>
          <text:p text:style-name="P19">Money, time and patent</text:p>
        </text:list-item>
        <text:list-item>
          <text:p text:style-name="P21">What do you think of the design idea? Would you buy such a phone?</text:p>
          <text:p text:style-name="P19">It's awesome and I would <text:span text:style-name="T4">definitely</text:span> buy it if I could</text:p>
        </text:list-item>
      </text:list>
      <text:p text:style-name="P6">Watch <text:a xlink:type="simple" xlink:href="http://www.youtube.com/watch?v=xNqs_S-zEBY" text:style-name="Internet_20_link" text:visited-style-name="Visited_20_Internet_20_Link">The Future of Design</text:a>. (Also available on Madoc)</text:p>
      <text:list xml:id="list7556686554117988614" text:style-name="WWNum14">
        <text:list-item>
          <text:p text:style-name="P22">According to Elon Musk, what is the problem with current user interfaces in industrial design? <text:span text:style-name="T10">Manipulating 3D objects with 2D interfaces</text:span></text:p>
        </text:list-item>
        <text:list-item>
          <text:p text:style-name="P22">In this video, what kind of object does he interact with? </text:p>
          <text:p text:style-name="P20">A rocket engine</text:p>
          <text:p text:style-name="P24"/>
        </text:list-item>
        <text:list-item>
          <text:p text:style-name="P22">Thanks to the new interface, what specific gestures can be used to interact with the object? <text:span text:style-name="T10">You can grab it, move your hands to translate it, spin your fingers to spin the model….</text:span></text:p>
        </text:list-item>
        <text:list-item>
          <text:p text:style-name="P23">Elon Musk’s interface seems to have a little design flaw, breaking one of the rules from part 1. Which one? P<text:span text:style-name="T7">roducts shall not </text:span><text:span text:style-name="T11">be so sensitive that user has to focus on a button instead of enjoying the main purpose</text:span><text:span text:style-name="T3"> </text:span>……………………………………………………………………………………………………………………………………………………………………………………</text:p>
        </text:list-item>
        <text:list-item>
          <text:p text:style-name="P22">List various hardware parts used in order to interface with the software:</text:p>
          <text:list>
            <text:list-item>
              <text:p text:style-name="P20">Camera</text:p>
            </text:list-item>
            <text:list-item>
              <text:p text:style-name="P20">Occulus rift</text:p>
            </text:list-item>
            <text:list-item>
              <text:p text:style-name="P20"><text:span text:style-name="T14">3D </text:span>Glasses</text:p>
            </text:list-item>
            <text:list-item>
              <text:p text:style-name="P20">Glass projection</text:p>
            </text:list-item>
          </text:list>
        </text:list-item>
        <text:list-item>
          <text:p text:style-name="P22">Explain the benefits of using 3D laser metal printer to make a prototype of the virtual model. <text:span text:style-name="T12">You can easily make a 3D prototype and then print it. It s way faster than building like in factories.</text:span>……………………………………………………………………………………………………………………………………………………………………………………</text:p>
        </text:list-item>
        <text:list-item>
          <text:p text:style-name="P22">Do you agree with Elon Musk’s conviction that his technique is going to revolutionize industrial design and manufacturing in the 21<text:span text:style-name="T2">st</text:span> century? <text:span text:style-name="T12">I think so, those technologies will open the market for beginners who don't know the software and everything but own an occulus rift. Every body will be soon able to build everything they dream of thanks to 3d modeling and 3d printers.</text:span><text:bookmark text:name="_GoBack"/></text:p>
        </text:list-item>
      </text:list>
      <text:p text:style-name="Standard"/>
      <text:p text:style-name="P2">Writing - The Future of Design &amp; Interfacing: Your Vision</text:p>
      <text:p text:style-name="Standard"><text:tab/>Write a 250-word editorial describing your vision of the future of technological design and user interface.</text:p>
      <text:p text:style-name="Standard"/>
      <text:p text:style-name="P3">In my opinion, soon enough, people won't use keyboard and mouse, we are living in a new era which is going to implements increased reality and virtual reality. We can think about Occulus rift and google glasses for example but even the cars are starting to provide the weather, the speed and other information on the windscreen. We are already connected 24/7 but soon enough we won't need to look at devices anymore, they will be part of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ja" style:country-asian="JP"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en" fo:country="US" style:letter-kerning="true" style:font-name-asian="ＭＳ 明朝" style:font-size-asian="10pt" style:language-asian="ja" style:country-asian="JP"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Bullet" style:display-name="List Bullet" style:family="paragraph" style:parent-style-name="Standard" style:default-outline-level="">
      <style:paragraph-properties fo:margin-top="0cm" fo:margin-bottom="0.353cm" loext:contextual-spacing="true"/>
    </style:style>
    <style:style style:name="Default_20_Paragraph_20_Font" style:display-name="Default Paragraph Font" style:family="text"/>
    <style:style style:name="Titre_20_2_20_Car" style:display-name="Titre 2 C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re_20_1_20_Car" style:display-name="Titre 1 C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ctuelle1" style:display-name="Liste actuel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4"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number text:level="5" style:num-prefix="(" style:num-suffix=")" style:num-format="i">
        <style:list-level-properties text:list-level-position-and-space-mode="label-alignment">
          <style:list-level-label-alignment text:label-followed-by="listtab" fo:text-indent="-0.635cm" fo:margin-left="3.175cm"/>
        </style:list-level-properties>
      </text:list-level-style-number>
      <text:list-level-style-bullet text:level="6" style:num-suffix="" text:bullet-char="">
        <style:list-level-properties text:list-level-position-and-space-mode="label-alignment">
          <style:list-level-label-alignment text:label-followed-by="listtab" fo:text-indent="-0.635cm" fo:margin-left="3.81cm"/>
        </style:list-level-properties>
        <style:text-properties fo:font-family="Symbol" style:font-style-name="Normal" style:font-family-generic="roman" style:font-pitch="variable" style:font-charset="x-symbol"/>
      </text:list-level-style-bullet>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4"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number text:level="5" style:num-prefix="(" style:num-suffix=")" style:num-format="i">
        <style:list-level-properties text:list-level-position-and-space-mode="label-alignment">
          <style:list-level-label-alignment text:label-followed-by="listtab" fo:text-indent="-0.635cm" fo:margin-left="3.175cm"/>
        </style:list-level-properties>
      </text:list-level-style-number>
      <text:list-level-style-bullet text:level="6" style:num-suffix="" text:bullet-char="">
        <style:list-level-properties text:list-level-position-and-space-mode="label-alignment">
          <style:list-level-label-alignment text:label-followed-by="listtab" fo:text-indent="-0.635cm" fo:margin-left="3.81cm"/>
        </style:list-level-properties>
        <style:text-properties fo:font-family="Symbol" style:font-style-name="Normal" style:font-family-generic="roman" style:font-pitch="variable" style:font-charset="x-symbol"/>
      </text:list-level-style-bullet>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bullet text:level="4"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number text:level="5" style:num-prefix="(" style:num-suffix=")" style:num-format="i">
        <style:list-level-properties text:list-level-position-and-space-mode="label-alignment">
          <style:list-level-label-alignment text:label-followed-by="listtab" fo:text-indent="-0.635cm" fo:margin-left="3.175cm"/>
        </style:list-level-properties>
      </text:list-level-style-number>
      <text:list-level-style-bullet text:level="6" style:num-suffix="" text:bullet-char="">
        <style:list-level-properties text:list-level-position-and-space-mode="label-alignment">
          <style:list-level-label-alignment text:label-followed-by="listtab" fo:text-indent="-0.635cm" fo:margin-left="3.81cm"/>
        </style:list-level-properties>
        <style:text-properties fo:font-family="Symbol" style:font-style-name="Normal" style:font-family-generic="roman" style:font-pitch="variable" style:font-charset="x-symbol"/>
      </text:list-level-style-bullet>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3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x</meta:initial-creator>
    <meta:editing-cycles>32</meta:editing-cycles>
    <meta:creation-date>2013-09-10T17:10:00</meta:creation-date>
    <dc:date>2016-09-29T16:24:21.734189218</dc:date>
    <meta:editing-duration>PT4H58M14S</meta:editing-duration>
    <meta:generator>LibreOffice/5.0.3.2$Linux_X86_64 LibreOffice_project/00m0$Build-2</meta:generator>
    <meta:document-statistic meta:table-count="0" meta:image-count="0" meta:object-count="0" meta:page-count="4" meta:paragraph-count="71" meta:word-count="1028" meta:character-count="6084" meta:non-whitespace-character-count="51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